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Liberation Serif" svg:font-family="'Liberation Serif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Courier New" svg:font-family="'Courier New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9.001cm" style:rel-column-width="32767*"/>
    </style:style>
    <style:style style:name="Tabela1.B" style:family="table-column">
      <style:table-column-properties style:column-width="9.001cm" style:rel-column-width="32768*"/>
    </style:style>
    <style:style style:name="P1" style:family="paragraph" style:parent-style-name="Standard">
      <style:text-properties fo:color="#000000" style:font-name="Times New Roman" fo:font-size="10pt" fo:font-style="italic" officeooo:paragraph-rsid="000eac5d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0pt" officeooo:paragraph-rsid="000eac5d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paragraph-properties fo:text-align="end" style:justify-single-word="false"/>
      <style:text-properties fo:color="#000000" style:font-name="Times New Roman" fo:font-size="10pt" fo:font-style="italic" officeooo:rsid="00222546" officeooo:paragraph-rsid="000eac5d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0pt" fo:font-style="italic" officeooo:paragraph-rsid="000eac5d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0pt" fo:font-style="italic" officeooo:rsid="00335aae" officeooo:paragraph-rsid="00335aae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0pt" fo:font-style="italic" fo:font-weight="bold" officeooo:rsid="003b9e24" officeooo:paragraph-rsid="003bccf4" style:font-name-asian="Courier10 BT" style:font-size-asian="10pt" style:font-style-asian="italic" style:font-weight-asian="bold" style:font-name-complex="Courier10 BT" style:font-size-complex="1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Times New Roman" fo:font-size="10pt" fo:font-style="italic" fo:font-weight="bold" officeooo:rsid="003b9e24" officeooo:paragraph-rsid="004f4ba2" style:font-name-asian="Courier10 BT" style:font-size-asian="10pt" style:font-style-asian="italic" style:font-weight-asian="bold" style:font-name-complex="Courier10 BT" style:font-size-complex="10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0pt" fo:font-style="italic" fo:font-weight="bold" officeooo:rsid="003b9e24" officeooo:paragraph-rsid="004f4ba2" style:font-name-asian="Courier10 BT" style:font-size-asian="10pt" style:font-style-asian="italic" style:font-weight-asian="bold" style:font-name-complex="Courier10 BT" style:font-size-complex="10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0pt" fo:font-style="italic" fo:font-weight="bold" officeooo:rsid="004d854a" officeooo:paragraph-rsid="004d854a" style:font-name-asian="Courier10 BT" style:font-size-asian="10pt" style:font-style-asian="italic" style:font-weight-asian="bold" style:font-name-complex="Courier10 BT" style:font-size-complex="1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0pt" fo:font-style="italic" fo:font-weight="bold" officeooo:rsid="008691ed" officeooo:paragraph-rsid="008691ed" style:font-name-asian="Courier10 BT" style:font-size-asian="10pt" style:font-style-asian="italic" style:font-weight-asian="bold" style:font-name-complex="Courier10 BT" style:font-size-complex="10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3b9e24" officeooo:paragraph-rsid="003bccf4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4191ff" officeooo:paragraph-rsid="004191ff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442dce" officeooo:paragraph-rsid="00442dce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456bd2" officeooo:paragraph-rsid="00456bd2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47467c" officeooo:paragraph-rsid="0047467c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4b6b72" officeooo:paragraph-rsid="004b6b72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4d854a" officeooo:paragraph-rsid="004d854a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5bdf5e" officeooo:paragraph-rsid="005deb0f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608b6d" officeooo:paragraph-rsid="00608b6d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608b6d" officeooo:paragraph-rsid="0062f306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6d9103" officeooo:paragraph-rsid="006d9103" style:font-name-asian="Courier10 BT" style:font-size-asian="12pt" style:font-style-asian="italic" style:font-weight-asian="bold" style:font-name-complex="Courier10 BT" style:font-size-complex="12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55546c" officeooo:paragraph-rsid="0055546c" style:font-name-asian="Courier10 BT" style:font-size-asian="10.5pt" style:font-style-asian="italic" style:font-weight-asian="bold" style:font-name-complex="Courier10 BT" style:font-size-complex="12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598857" officeooo:paragraph-rsid="00598857" style:font-name-asian="Courier10 BT" style:font-size-asian="10.5pt" style:font-style-asian="italic" style:font-weight-asian="bold" style:font-name-complex="Courier10 BT" style:font-size-complex="12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00000" style:font-name="Times New Roman" fo:font-size="12pt" fo:font-style="italic" fo:font-weight="bold" officeooo:rsid="005a1383" officeooo:paragraph-rsid="005a1383" style:font-name-asian="Courier10 BT" style:font-size-asian="10.5pt" style:font-style-asian="italic" style:font-weight-asian="bold" style:font-name-complex="Courier10 BT" style:font-size-complex="12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6fce53" officeooo:paragraph-rsid="006fce53" style:font-name-asian="Courier10 BT" style:font-size-asian="10.5pt" style:font-style-asian="italic" style:font-weight-asian="bold" style:font-name-complex="Courier10 BT" style:font-size-complex="12pt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7730a6" officeooo:paragraph-rsid="007730a6" style:font-name-asian="Courier10 BT" style:font-size-asian="10.5pt" style:font-style-asian="italic" style:font-weight-asian="bold" style:font-name-complex="Courier10 BT" style:font-size-complex="12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791427" officeooo:paragraph-rsid="00791427" style:font-name-asian="Courier10 BT" style:font-size-asian="10.5pt" style:font-style-asian="italic" style:font-weight-asian="bold" style:font-name-complex="Courier10 BT" style:font-size-complex="12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791427" officeooo:paragraph-rsid="007ac36b" style:font-name-asian="Courier10 BT" style:font-size-asian="10.5pt" style:font-style-asian="italic" style:font-weight-asian="bold" style:font-name-complex="Courier10 BT" style:font-size-complex="12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bold" officeooo:rsid="00791427" officeooo:paragraph-rsid="007f73c1" style:font-name-asian="Courier10 BT" style:font-size-asian="10.5pt" style:font-style-asian="italic" style:font-weight-asian="bold" style:font-name-complex="Courier10 BT" style:font-size-complex="12pt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normal" officeooo:rsid="0059e26b" officeooo:paragraph-rsid="0059e26b" style:font-name-asian="Courier10 BT" style:font-size-asian="10.5pt" style:font-style-asian="italic" style:font-weight-asian="normal" style:font-name-complex="Courier10 BT" style:font-size-complex="12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normal" officeooo:rsid="0084806e" officeooo:paragraph-rsid="0084806e" style:font-name-asian="Courier10 BT" style:font-size-asian="10.5pt" style:font-style-asian="italic" style:font-weight-asian="normal" style:font-name-complex="Courier10 BT" style:font-size-complex="12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Times New Roman" fo:font-size="12pt" fo:font-style="italic" fo:font-weight="normal" officeooo:rsid="006b5cb5" officeooo:paragraph-rsid="006b5cb5" style:font-name-asian="Courier10 BT" style:font-size-asian="12pt" style:font-style-asian="italic" style:font-weight-asian="normal" style:font-name-complex="Courier10 BT" style:font-size-complex="12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Times New Roman" fo:font-size="14pt" fo:font-style="italic" fo:font-weight="bold" officeooo:rsid="005153fc" officeooo:paragraph-rsid="005153fc" style:font-name-asian="Courier10 BT" style:font-size-asian="14pt" style:font-style-asian="italic" style:font-weight-asian="bold" style:font-name-complex="Courier10 BT" style:font-size-complex="14pt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style:font-name="Times New Roman" fo:font-size="14pt" fo:font-style="italic" fo:font-weight="bold" officeooo:rsid="005a1383" officeooo:paragraph-rsid="005a1383" style:font-name-asian="Courier10 BT" style:font-size-asian="12.25pt" style:font-style-asian="italic" style:font-weight-asian="bold" style:font-name-complex="Courier10 BT" style:font-size-complex="14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0000" style:font-name="Times New Roman" fo:font-size="14pt" fo:font-style="italic" fo:font-weight="bold" officeooo:rsid="006f7b78" officeooo:paragraph-rsid="006f7b78" style:font-name-asian="Courier10 BT" style:font-size-asian="12.25pt" style:font-style-asian="italic" style:font-weight-asian="bold" style:font-name-complex="Courier10 BT" style:font-size-complex="14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8pt" fo:font-weight="bold" officeooo:rsid="000d2510" officeooo:paragraph-rsid="000d2510" style:font-size-asian="18pt" style:font-weight-asian="bold" style:font-size-complex="18pt" style:font-weight-complex="bold"/>
    </style:style>
    <style:style style:name="P41" style:family="paragraph" style:parent-style-name="Standard" style:list-style-name="L1">
      <style:text-properties fo:font-size="8pt" style:font-size-asian="8pt" style:font-size-complex="8pt"/>
    </style:style>
    <style:style style:name="P42" style:family="paragraph" style:list-style-name="L1">
      <style:text-properties fo:font-size="8pt" style:font-size-asian="8pt" style:font-size-complex="8pt"/>
    </style:style>
    <style:style style:name="T1" style:family="text">
      <style:text-properties officeooo:rsid="0021ae3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2546" style:font-style-asian="italic" style:font-style-complex="italic"/>
    </style:style>
    <style:style style:name="T4" style:family="text">
      <style:text-properties fo:font-style="italic" officeooo:rsid="00344ef7" style:font-style-asian="italic" style:font-style-complex="italic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2254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59dfd" style:font-size-asian="12pt" style:font-weight-asian="normal" style:font-size-complex="12pt" style:font-weight-complex="normal"/>
    </style:style>
    <style:style style:name="T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size="12pt" fo:font-style="italic" fo:font-weight="normal" officeooo:rsid="00371dae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variant="normal" fo:text-transform="none" style:text-position="sub 58%" fo:letter-spacing="normal" fo:font-style="normal" officeooo:rsid="0079d93b"/>
    </style:style>
    <style:style style:name="T11" style:family="text">
      <style:text-properties fo:font-variant="normal" fo:text-transform="none" style:text-position="sub 58%" fo:letter-spacing="normal" fo:font-style="normal" officeooo:rsid="007ec0f4"/>
    </style:style>
    <style:style style:name="T12" style:family="text">
      <style:text-properties fo:font-variant="normal" fo:text-transform="none" style:text-position="sub 58%" fo:letter-spacing="normal" fo:font-style="normal" officeooo:rsid="00830b2a"/>
    </style:style>
    <style:style style:name="T13" style:family="text">
      <style:text-properties fo:font-variant="normal" fo:text-transform="none" style:text-position="sub 58%" fo:letter-spacing="normal" fo:font-style="normal" fo:font-weight="bold" officeooo:rsid="007ec0f4" style:font-weight-asian="bold" style:font-weight-complex="bold"/>
    </style:style>
    <style:style style:name="T14" style:family="text">
      <style:text-properties fo:font-variant="normal" fo:text-transform="none" style:text-position="sub 58%" fo:letter-spacing="normal" fo:font-style="normal" fo:font-weight="bold" officeooo:rsid="0079d93b" style:font-weight-asian="bold" style:font-weight-complex="bold"/>
    </style:style>
    <style:style style:name="T15" style:family="text">
      <style:text-properties fo:font-variant="normal" fo:text-transform="none" style:text-position="0% 100%" fo:font-size="11pt" fo:letter-spacing="normal" fo:font-style="normal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style:text-position="0% 100%" fo:letter-spacing="normal" fo:font-style="normal"/>
    </style:style>
    <style:style style:name="T17" style:family="text">
      <style:text-properties fo:font-variant="normal" fo:text-transform="none" style:text-position="0% 100%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style:text-position="0% 100%" fo:letter-spacing="normal" fo:font-style="normal" fo:font-weight="normal" officeooo:rsid="0056d342" style:font-weight-asian="normal" style:font-weight-complex="normal"/>
    </style:style>
    <style:style style:name="T19" style:family="text">
      <style:text-properties fo:font-variant="normal" fo:text-transform="none" style:text-position="0% 100%" fo:letter-spacing="normal" fo:font-style="normal" fo:font-weight="normal" officeooo:rsid="0071862f" style:font-weight-asian="normal" style:font-weight-complex="normal"/>
    </style:style>
    <style:style style:name="T20" style:family="text">
      <style:text-properties fo:font-variant="normal" fo:text-transform="none" style:text-position="0% 100%" fo:letter-spacing="normal" fo:font-style="normal" fo:font-weight="normal" officeooo:rsid="007283af" style:font-weight-asian="normal" style:font-weight-complex="normal"/>
    </style:style>
    <style:style style:name="T21" style:family="text">
      <style:text-properties fo:font-variant="normal" fo:text-transform="none" style:text-position="0% 100%" fo:letter-spacing="normal" fo:font-style="normal" fo:font-weight="normal" officeooo:rsid="00785d41" style:font-weight-asian="normal" style:font-weight-complex="normal"/>
    </style:style>
    <style:style style:name="T22" style:family="text">
      <style:text-properties fo:font-variant="normal" fo:text-transform="none" style:text-position="0% 100%" fo:letter-spacing="normal" fo:font-style="normal" fo:font-weight="normal" officeooo:rsid="0079d93b" style:font-weight-asian="normal" style:font-weight-complex="normal"/>
    </style:style>
    <style:style style:name="T23" style:family="text">
      <style:text-properties fo:font-variant="normal" fo:text-transform="none" style:text-position="0% 100%" fo:letter-spacing="normal" fo:font-style="normal" fo:font-weight="normal" officeooo:rsid="007a8c87" style:font-weight-asian="normal" style:font-weight-complex="normal"/>
    </style:style>
    <style:style style:name="T24" style:family="text">
      <style:text-properties fo:font-variant="normal" fo:text-transform="none" style:text-position="0% 100%" fo:letter-spacing="normal" fo:font-style="normal" fo:font-weight="normal" officeooo:rsid="007bf649" style:font-weight-asian="normal" style:font-weight-complex="normal"/>
    </style:style>
    <style:style style:name="T25" style:family="text">
      <style:text-properties fo:font-variant="normal" fo:text-transform="none" style:text-position="0% 100%" fo:letter-spacing="normal" fo:font-style="normal" fo:font-weight="normal" officeooo:rsid="00820400" style:font-weight-asian="normal" style:font-weight-complex="normal"/>
    </style:style>
    <style:style style:name="T26" style:family="text">
      <style:text-properties fo:font-variant="normal" fo:text-transform="none" style:text-position="0% 100%" fo:letter-spacing="normal" fo:font-style="normal" fo:font-weight="normal" officeooo:rsid="00830b2a" style:font-weight-asian="normal" style:font-weight-complex="normal"/>
    </style:style>
    <style:style style:name="T27" style:family="text">
      <style:text-properties fo:font-variant="normal" fo:text-transform="none" style:text-position="0% 100%" fo:letter-spacing="normal" fo:font-style="normal" fo:font-weight="normal" style:font-size-asian="10.5pt" style:font-weight-asian="normal" style:font-weight-complex="normal"/>
    </style:style>
    <style:style style:name="T28" style:family="text">
      <style:text-properties fo:font-variant="normal" fo:text-transform="none" style:text-position="0% 100%" fo:letter-spacing="normal" fo:font-style="normal" fo:font-weight="normal" officeooo:rsid="0055546c" style:font-size-asian="10.5pt" style:font-weight-asian="normal" style:font-weight-complex="normal"/>
    </style:style>
    <style:style style:name="T29" style:family="text">
      <style:text-properties fo:font-variant="normal" fo:text-transform="none" style:text-position="0% 100%" fo:letter-spacing="normal" fo:font-style="normal" fo:font-weight="normal" officeooo:rsid="0056d342" style:font-size-asian="10.5pt" style:font-weight-asian="normal" style:font-weight-complex="normal"/>
    </style:style>
    <style:style style:name="T30" style:family="text">
      <style:text-properties fo:font-variant="normal" fo:text-transform="none" style:text-position="0% 100%" fo:letter-spacing="normal" fo:font-style="normal" fo:font-weight="normal" officeooo:rsid="00613ad9" style:font-size-asian="10.5pt" style:font-weight-asian="normal" style:font-weight-complex="normal"/>
    </style:style>
    <style:style style:name="T31" style:family="text">
      <style:text-properties fo:font-variant="normal" fo:text-transform="none" style:text-position="0% 100%" fo:letter-spacing="normal" fo:font-style="normal" fo:font-weight="normal" officeooo:rsid="00698e30" style:font-size-asian="10.5pt" style:font-weight-asian="normal" style:font-weight-complex="normal"/>
    </style:style>
    <style:style style:name="T32" style:family="text">
      <style:text-properties fo:font-variant="normal" fo:text-transform="none" style:text-position="0% 100%" fo:letter-spacing="normal" fo:font-style="normal" fo:font-weight="normal" officeooo:rsid="0069b32f" style:font-size-asian="10.5pt" style:font-weight-asian="normal" style:font-weight-complex="normal"/>
    </style:style>
    <style:style style:name="T33" style:family="text">
      <style:text-properties fo:font-variant="normal" fo:text-transform="none" style:text-position="0% 100%" fo:letter-spacing="normal" fo:font-style="normal" officeooo:rsid="0056d342"/>
    </style:style>
    <style:style style:name="T34" style:family="text">
      <style:text-properties fo:font-variant="normal" fo:text-transform="none" style:text-position="0% 100%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style:text-position="0% 100%" fo:letter-spacing="normal" fo:font-style="normal" fo:font-weight="bold" officeooo:rsid="00785d41" style:font-weight-asian="bold" style:font-weight-complex="bold"/>
    </style:style>
    <style:style style:name="T36" style:family="text">
      <style:text-properties fo:font-variant="normal" fo:text-transform="none" style:text-position="0% 100%" fo:letter-spacing="normal" fo:font-style="normal" fo:font-weight="bold" officeooo:rsid="007a8c87" style:font-weight-asian="bold" style:font-weight-complex="bold"/>
    </style:style>
    <style:style style:name="T37" style:family="text">
      <style:text-properties fo:font-variant="normal" fo:text-transform="none" style:text-position="0% 100%" fo:letter-spacing="normal" fo:font-style="normal" fo:font-weight="bold" officeooo:rsid="0079d93b" style:font-weight-asian="bold" style:font-weight-complex="bold"/>
    </style:style>
    <style:style style:name="T38" style:family="text">
      <style:text-properties fo:font-variant="normal" fo:text-transform="none" style:text-position="0% 100%" fo:letter-spacing="normal" fo:font-style="normal" fo:font-weight="bold" officeooo:rsid="007bf649" style:font-weight-asian="bold" style:font-weight-complex="bold"/>
    </style:style>
    <style:style style:name="T39" style:family="text">
      <style:text-properties fo:font-variant="normal" fo:text-transform="none" style:text-position="0% 100%" fo:letter-spacing="normal" fo:font-style="normal" fo:font-weight="bold" officeooo:rsid="0084f4d1" style:font-weight-asian="bold" style:font-weight-complex="bold"/>
    </style:style>
    <style:style style:name="T40" style:family="text">
      <style:text-properties fo:font-variant="normal" fo:text-transform="none" style:text-position="0% 100%" fo:letter-spacing="normal" fo:font-style="normal" style:font-size-asian="10.5pt"/>
    </style:style>
    <style:style style:name="T41" style:family="text">
      <style:text-properties fo:font-variant="normal" fo:text-transform="none" style:text-position="0% 100%" fo:letter-spacing="normal" fo:font-style="normal" officeooo:rsid="0056d342" style:font-size-asian="10.5pt"/>
    </style:style>
    <style:style style:name="T42" style:family="text">
      <style:text-properties fo:font-variant="normal" fo:text-transform="none" style:text-position="0% 100%" fo:letter-spacing="normal" fo:font-style="normal" officeooo:rsid="0055546c" style:font-size-asian="10.5pt"/>
    </style:style>
    <style:style style:name="T43" style:family="text">
      <style:text-properties fo:font-variant="normal" fo:text-transform="none" style:text-position="0% 100%" fo:letter-spacing="normal" fo:font-style="normal" officeooo:rsid="005ea147" style:font-size-asian="10.5pt"/>
    </style:style>
    <style:style style:name="T44" style:family="text">
      <style:text-properties fo:font-variant="normal" fo:text-transform="none" style:text-position="0% 100%" fo:letter-spacing="normal" fo:font-style="normal" officeooo:rsid="00613ad9" style:font-size-asian="10.5pt"/>
    </style:style>
    <style:style style:name="T45" style:family="text">
      <style:text-properties fo:font-variant="normal" fo:text-transform="none" style:text-position="0% 100%" fo:letter-spacing="normal" fo:font-style="normal" officeooo:rsid="0064b643" style:font-size-asian="10.5pt"/>
    </style:style>
    <style:style style:name="T46" style:family="text">
      <style:text-properties fo:font-variant="normal" fo:text-transform="none" style:text-position="0% 100%" fo:letter-spacing="normal" fo:font-style="normal" officeooo:rsid="0065b45f" style:font-size-asian="10.5pt"/>
    </style:style>
    <style:style style:name="T47" style:family="text">
      <style:text-properties fo:font-variant="normal" fo:text-transform="none" style:text-position="0% 100%" fo:letter-spacing="normal" fo:font-style="normal" officeooo:rsid="00674394" style:font-size-asian="10.5pt"/>
    </style:style>
    <style:style style:name="T48" style:family="text">
      <style:text-properties fo:font-variant="normal" fo:text-transform="none" style:text-position="0% 100%" fo:letter-spacing="normal" fo:font-style="normal" officeooo:rsid="0067fddb" style:font-size-asian="10.5pt"/>
    </style:style>
    <style:style style:name="T49" style:family="text">
      <style:text-properties fo:font-variant="normal" fo:text-transform="none" style:text-position="0% 100%" fo:letter-spacing="normal" fo:font-style="normal" officeooo:rsid="0068a1a9" style:font-size-asian="10.5pt"/>
    </style:style>
    <style:style style:name="T50" style:family="text">
      <style:text-properties fo:font-variant="normal" fo:text-transform="none" style:text-position="0% 100%" fo:letter-spacing="normal" fo:font-style="normal" officeooo:rsid="00698e30" style:font-size-asian="10.5pt"/>
    </style:style>
    <style:style style:name="T51" style:family="text">
      <style:text-properties fo:font-variant="normal" fo:text-transform="none" style:text-position="0% 100%" fo:letter-spacing="normal" fo:font-style="normal" officeooo:rsid="006d3588"/>
    </style:style>
    <style:style style:name="T52" style:family="text">
      <style:text-properties fo:font-variant="normal" fo:text-transform="none" style:text-position="0% 100%" fo:letter-spacing="normal" fo:font-style="normal" officeooo:rsid="0071862f"/>
    </style:style>
    <style:style style:name="T53" style:family="text">
      <style:text-properties fo:font-variant="normal" fo:text-transform="none" style:text-position="0% 100%" fo:letter-spacing="normal" fo:font-style="normal" officeooo:rsid="0073e157"/>
    </style:style>
    <style:style style:name="T54" style:family="text">
      <style:text-properties fo:font-variant="normal" fo:text-transform="none" style:text-position="0% 100%" fo:letter-spacing="normal" fo:font-style="normal" officeooo:rsid="00785d41"/>
    </style:style>
    <style:style style:name="T55" style:family="text">
      <style:text-properties fo:font-variant="normal" fo:text-transform="none" style:text-position="0% 100%" fo:letter-spacing="normal" fo:font-style="normal" officeooo:rsid="0079d93b"/>
    </style:style>
    <style:style style:name="T56" style:family="text">
      <style:text-properties fo:font-variant="normal" fo:text-transform="none" style:text-position="0% 100%" fo:letter-spacing="normal" fo:font-style="normal" officeooo:rsid="007a8c87"/>
    </style:style>
    <style:style style:name="T57" style:family="text">
      <style:text-properties fo:font-variant="normal" fo:text-transform="none" style:text-position="0% 100%" fo:letter-spacing="normal" fo:font-style="normal" officeooo:rsid="007bf649"/>
    </style:style>
    <style:style style:name="T58" style:family="text">
      <style:text-properties fo:font-variant="normal" fo:text-transform="none" style:text-position="0% 100%" fo:letter-spacing="normal" fo:font-style="normal" officeooo:rsid="007f73c1"/>
    </style:style>
    <style:style style:name="T59" style:family="text">
      <style:text-properties fo:font-variant="normal" fo:text-transform="none" style:text-position="0% 100%" fo:letter-spacing="normal" fo:font-style="normal" officeooo:rsid="00816a68"/>
    </style:style>
    <style:style style:name="T60" style:family="text">
      <style:text-properties fo:font-variant="normal" fo:text-transform="none" style:text-position="0% 100%" fo:letter-spacing="normal" fo:font-style="normal" officeooo:rsid="00830b2a"/>
    </style:style>
    <style:style style:name="T61" style:family="text">
      <style:text-properties fo:font-variant="normal" fo:text-transform="none" style:text-position="0% 100%" fo:letter-spacing="normal" fo:font-style="normal" officeooo:rsid="00833e6e"/>
    </style:style>
    <style:style style:name="T62" style:family="text">
      <style:text-properties fo:font-variant="normal" fo:text-transform="none" style:text-position="0% 100%" fo:letter-spacing="normal" fo:font-style="normal" officeooo:rsid="0084806e"/>
    </style:style>
    <style:style style:name="T63" style:family="text">
      <style:text-properties fo:font-variant="normal" fo:text-transform="none" style:text-position="0% 100%" fo:letter-spacing="normal" fo:font-style="normal" officeooo:rsid="0084f4d1"/>
    </style:style>
    <style:style style:name="T64" style:family="text">
      <style:text-properties fo:font-variant="normal" fo:text-transform="none" fo:letter-spacing="normal" fo:font-style="normal"/>
    </style:style>
    <style:style style:name="T65" style:family="text">
      <style:text-properties fo:font-variant="normal" fo:text-transform="none" fo:letter-spacing="normal" fo:font-style="normal" officeooo:rsid="003bccf4"/>
    </style:style>
    <style:style style:name="T6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7" style:family="text">
      <style:text-properties fo:font-variant="normal" fo:text-transform="none" fo:letter-spacing="normal" fo:font-style="normal" fo:font-weight="normal" officeooo:rsid="003bccf4" style:font-weight-asian="normal" style:font-weight-complex="normal"/>
    </style:style>
    <style:style style:name="T68" style:family="text">
      <style:text-properties fo:font-variant="normal" fo:text-transform="none" fo:letter-spacing="normal" fo:font-style="normal" fo:font-weight="normal" officeooo:rsid="003d309e" style:font-weight-asian="normal" style:font-weight-complex="normal"/>
    </style:style>
    <style:style style:name="T69" style:family="text">
      <style:text-properties fo:font-variant="normal" fo:text-transform="none" fo:letter-spacing="normal" fo:font-style="normal" fo:font-weight="normal" officeooo:rsid="003f519f" style:font-weight-asian="normal" style:font-weight-complex="normal"/>
    </style:style>
    <style:style style:name="T70" style:family="text">
      <style:text-properties fo:font-variant="normal" fo:text-transform="none" fo:letter-spacing="normal" fo:font-style="normal" fo:font-weight="normal" officeooo:rsid="003fd569" style:font-weight-asian="normal" style:font-weight-complex="normal"/>
    </style:style>
    <style:style style:name="T71" style:family="text">
      <style:text-properties fo:font-variant="normal" fo:text-transform="none" fo:letter-spacing="normal" fo:font-style="normal" fo:font-weight="normal" officeooo:rsid="00413a28" style:font-weight-asian="normal" style:font-weight-complex="normal"/>
    </style:style>
    <style:style style:name="T72" style:family="text">
      <style:text-properties fo:font-variant="normal" fo:text-transform="none" fo:letter-spacing="normal" fo:font-style="normal" fo:font-weight="normal" officeooo:rsid="0042bb71" style:font-weight-asian="normal" style:font-weight-complex="normal"/>
    </style:style>
    <style:style style:name="T73" style:family="text">
      <style:text-properties fo:font-variant="normal" fo:text-transform="none" fo:letter-spacing="normal" fo:font-style="normal" fo:font-weight="normal" officeooo:rsid="00436fe4" style:font-weight-asian="normal" style:font-weight-complex="normal"/>
    </style:style>
    <style:style style:name="T74" style:family="text">
      <style:text-properties fo:font-variant="normal" fo:text-transform="none" fo:letter-spacing="normal" fo:font-style="normal" fo:font-weight="normal" officeooo:rsid="004443c5" style:font-weight-asian="normal" style:font-weight-complex="normal"/>
    </style:style>
    <style:style style:name="T75" style:family="text">
      <style:text-properties fo:font-variant="normal" fo:text-transform="none" fo:letter-spacing="normal" fo:font-style="normal" fo:font-weight="normal" officeooo:rsid="00456bd2" style:font-weight-asian="normal" style:font-weight-complex="normal"/>
    </style:style>
    <style:style style:name="T76" style:family="text">
      <style:text-properties fo:font-variant="normal" fo:text-transform="none" fo:letter-spacing="normal" fo:font-style="normal" fo:font-weight="normal" officeooo:rsid="0046ac3f" style:font-weight-asian="normal" style:font-weight-complex="normal"/>
    </style:style>
    <style:style style:name="T77" style:family="text">
      <style:text-properties fo:font-variant="normal" fo:text-transform="none" fo:letter-spacing="normal" fo:font-style="normal" fo:font-weight="normal" officeooo:rsid="00476641" style:font-weight-asian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4911a0" style:font-weight-asian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497f7c" style:font-weight-asian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49c64d" style:font-weight-asian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583790" style:font-weight-asian="normal" style:font-weight-complex="normal"/>
    </style:style>
    <style:style style:name="T82" style:family="text">
      <style:text-properties fo:font-variant="normal" fo:text-transform="none" fo:letter-spacing="normal" fo:font-style="normal" officeooo:rsid="003d309e"/>
    </style:style>
    <style:style style:name="T83" style:family="text">
      <style:text-properties fo:font-variant="normal" fo:text-transform="none" fo:letter-spacing="normal" fo:font-style="normal" officeooo:rsid="003f519f"/>
    </style:style>
    <style:style style:name="T84" style:family="text">
      <style:text-properties fo:font-variant="normal" fo:text-transform="none" fo:letter-spacing="normal" fo:font-style="normal" officeooo:rsid="00413a28"/>
    </style:style>
    <style:style style:name="T85" style:family="text">
      <style:text-properties fo:font-variant="normal" fo:text-transform="none" fo:letter-spacing="normal" fo:font-style="normal" officeooo:rsid="0042bb71"/>
    </style:style>
    <style:style style:name="T86" style:family="text">
      <style:text-properties fo:font-variant="normal" fo:text-transform="none" fo:letter-spacing="normal" fo:font-style="normal" officeooo:rsid="00436fe4"/>
    </style:style>
    <style:style style:name="T87" style:family="text">
      <style:text-properties fo:font-variant="normal" fo:text-transform="none" fo:letter-spacing="normal" fo:font-style="normal" officeooo:rsid="004443c5"/>
    </style:style>
    <style:style style:name="T88" style:family="text">
      <style:text-properties fo:font-variant="normal" fo:text-transform="none" fo:letter-spacing="normal" fo:font-style="normal" officeooo:rsid="0046ac3f"/>
    </style:style>
    <style:style style:name="T89" style:family="text">
      <style:text-properties fo:font-variant="normal" fo:text-transform="none" fo:letter-spacing="normal" fo:font-style="normal" officeooo:rsid="00476641"/>
    </style:style>
    <style:style style:name="T90" style:family="text">
      <style:text-properties fo:font-variant="normal" fo:text-transform="none" fo:letter-spacing="normal" fo:font-style="normal" officeooo:rsid="004911a0"/>
    </style:style>
    <style:style style:name="T91" style:family="text">
      <style:text-properties fo:font-variant="normal" fo:text-transform="none" fo:letter-spacing="normal" fo:font-style="normal" officeooo:rsid="00497f7c"/>
    </style:style>
    <style:style style:name="T92" style:family="text">
      <style:text-properties fo:font-variant="normal" fo:text-transform="none" fo:letter-spacing="normal" fo:font-style="normal" officeooo:rsid="0049c64d"/>
    </style:style>
    <style:style style:name="T93" style:family="text">
      <style:text-properties fo:font-variant="normal" fo:text-transform="none" fo:font-size="14pt" fo:letter-spacing="normal" fo:font-style="normal" officeooo:rsid="003bccf4" style:font-size-asian="14pt" style:font-size-complex="14pt"/>
    </style:style>
    <style:style style:name="T94" style:family="text">
      <style:text-properties fo:font-variant="normal" fo:text-transform="none" fo:font-size="11pt" fo:letter-spacing="normal" fo:font-style="normal" style:font-size-asian="11pt" style:font-size-complex="11pt"/>
    </style:style>
    <style:style style:name="T95" style:family="text">
      <style:text-properties fo:font-variant="normal" fo:text-transform="none" fo:font-size="11pt" fo:letter-spacing="normal" fo:font-style="normal" fo:font-weight="normal" style:font-size-asian="11pt" style:font-weight-asian="normal" style:font-size-complex="11pt" style:font-weight-complex="normal"/>
    </style:style>
    <style:style style:name="T96" style:family="text">
      <style:text-properties fo:font-variant="normal" fo:text-transform="none" style:font-name="Liberation Serif" fo:letter-spacing="normal" fo:font-style="normal" officeooo:rsid="004443c5" style:font-name-asian="Liberation Serif" style:font-name-complex="Liberation Serif"/>
    </style:style>
    <style:style style:name="T97" style:family="text">
      <style:text-properties fo:font-variant="normal" fo:text-transform="none" style:text-position="super 58%" fo:letter-spacing="normal" fo:font-style="normal"/>
    </style:style>
    <style:style style:name="T98" style:family="text">
      <style:text-properties fo:font-variant="normal" fo:text-transform="none" style:text-position="super 58%" fo:letter-spacing="normal" fo:font-style="normal" style:font-size-asian="10.5pt"/>
    </style:style>
    <style:style style:name="T99" style:family="text">
      <style:text-properties fo:font-variant="normal" fo:text-transform="none" style:text-position="super 58%" fo:letter-spacing="normal" fo:font-style="normal" officeooo:rsid="0065b45f" style:font-size-asian="10.5pt"/>
    </style:style>
    <style:style style:name="T100" style:family="text">
      <style:text-properties fo:font-variant="normal" fo:text-transform="none" style:text-position="super 58%" fo:letter-spacing="normal" fo:font-style="normal" officeooo:rsid="00785d41"/>
    </style:style>
    <style:style style:name="T101" style:family="text">
      <style:text-properties fo:font-variant="normal" fo:text-transform="none" style:text-position="super 58%" fo:letter-spacing="normal" fo:font-style="normal" officeooo:rsid="00830b2a"/>
    </style:style>
    <style:style style:name="T102" style:family="text">
      <style:text-properties fo:font-variant="normal" fo:text-transform="none" fo:color="#808080" style:font-name="Courier New" fo:font-size="9pt" fo:letter-spacing="normal" fo:font-style="normal" style:font-size-asian="9pt" style:font-style-asian="normal"/>
    </style:style>
    <style:style style:name="T103" style:family="text">
      <style:text-properties officeooo:rsid="00335aae"/>
    </style:style>
    <style:style style:name="T104" style:family="text">
      <style:text-properties officeooo:rsid="0034befd"/>
    </style:style>
    <style:style style:name="T105" style:family="text">
      <style:text-properties officeooo:rsid="0034c0ed"/>
    </style:style>
    <style:style style:name="T106" style:family="text">
      <style:text-properties style:text-position="sub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"><text:span text:style-name="T1">Przemysław Zdrzalik</text:span><text:tab/><text:span text:style-name="T1">224466</text:span></text:p>
            <text:p text:style-name="P8"><text:span text:style-name="T103">Dominik Kacprzak</text:span> <text:s text:c="11"/></text:p>
            <text:p text:style-name="P9">Grzegorz Muszyński</text:p>
          </table:table-cell>
          <table:table-cell office:value-type="string">
            <text:p text:style-name="P2">Rok akademicki <text:span text:style-name="T2">20</text:span><text:span text:style-name="T3">1</text:span><text:span text:style-name="T4">9</text:span><text:span text:style-name="T2">/</text:span><text:span text:style-name="T4">20</text:span></text:p>
            <text:p text:style-name="P7">Poniedziałek, <text:span text:style-name="T104">12:30</text:span></text:p>
          </table:table-cell>
        </table:table-row>
      </table:table>
      <text:p text:style-name="P3"/>
      <text:p text:style-name="P5"><text:span text:style-name="T105">Podstawy Kryptografii – </text:span>LABORATORIUM</text:p>
      <text:p text:style-name="P6"><text:span text:style-name="T5">Zadanie </text:span><text:span text:style-name="T7">3</text:span><text:span text:style-name="T6"> </text:span><text:span text:style-name="T5">–</text:span><text:span text:style-name="T8"> </text:span><text:span text:style-name="T9">Implementacja algorytmu DSA</text:span></text:p>
      <text:p text:style-name="P4"/>
      <text:p text:style-name="P40">Opis rozwiązania</text:p>
      <text:p text:style-name="P11"><text:span text:style-name="T64"><text:tab/></text:span></text:p>
      <text:p text:style-name="P12"><text:span text:style-name="T93">1. Generacja Parametrów</text:span></text:p>
      <text:p text:style-name="P10"><text:span text:style-name="T93"/></text:p>
      <text:p text:style-name="P15"><text:span text:style-name="T82">1.1. </text:span><text:span text:style-name="T67">Należy wybrać </text:span><text:span text:style-name="T68">funkcję </text:span><text:span text:style-name="T69">produkującą ciąg </text:span><text:span text:style-name="T83">H </text:span><text:span text:style-name="T69">bitów. </text:span><text:span text:style-name="T70">W przypadku naszego programu jest to </text:span><text:span text:style-name="T71">SHA-1.</text:span></text:p>
      <text:p text:style-name="P16"><text:span text:style-name="T84">1.</text:span><text:span text:style-name="T64">2. </text:span><text:span text:style-name="T72">Należy wybrać długość klucza </text:span><text:span text:style-name="T85">L, </text:span><text:span text:style-name="T73">od 512 do 1024 bitów, oraz liczba bitów musi być podzielna przez 64.</text:span></text:p>
      <text:p text:style-name="P17"><text:span text:style-name="T86">1.</text:span><text:span text:style-name="T64">3. </text:span><text:span text:style-name="T74">Należy wybrać długość </text:span><text:span text:style-name="T87">N, N &lt; L </text:span><text:span text:style-name="T74">oraz </text:span><text:span text:style-name="T87">N </text:span><text:span text:style-name="T96">≤</text:span><text:span text:style-name="T87"> H</text:span><text:span text:style-name="T74">. </text:span><text:span text:style-name="T75">W naszym przypadku długość N = 160 czyli taka sama jak długość outputu funkcji SHA-1</text:span></text:p>
      <text:p text:style-name="P18"><text:span text:style-name="T64">1.4.</text:span><text:span text:style-name="T66"> </text:span><text:span text:style-name="T76">Należy wybrać taką liczbę pierwszą </text:span><text:span text:style-name="T88">q, </text:span><text:span text:style-name="T76">aby liczba jej bitów była równa </text:span><text:span text:style-name="T88">N. </text:span><text:span text:style-name="T77">W naszym przypadku jest to wykonane przez losowanie liczby o liczbie bitów </text:span><text:span text:style-name="T89">N</text:span><text:span text:style-name="T77">, tak długo aż okaże się ona liczbą pierwszą.</text:span></text:p>
      <text:p text:style-name="P19"><text:span text:style-name="T88">1.</text:span><text:span text:style-name="T64">5. </text:span><text:span text:style-name="T78">Należy wybrać taką liczbę pierwszą </text:span><text:span text:style-name="T90">p, </text:span><text:span text:style-name="T78">aby liczba jej bitów była równa </text:span><text:span text:style-name="T90">N, </text:span><text:span text:style-name="T78">oraz aby liczba </text:span><text:span text:style-name="T90">p-1</text:span><text:span text:style-name="T78"> posiadała dzielnik </text:span><text:span text:style-name="T90">q</text:span><text:span text:style-name="T78">. </text:span><text:span text:style-name="T79">W naszym przypadku jest to osiągnięte poprzez wymnażanie liczby</text:span><text:span text:style-name="T91"> q </text:span><text:span text:style-name="T79">przez losową liczbę o liczbie bitów równej </text:span><text:span text:style-name="T91">L – N </text:span><text:span text:style-name="T79">oraz dodawanie do wyniku 1 aż otrzymamy liczbę </text:span><text:span text:style-name="T80">pierwszą.</text:span></text:p>
      <text:p text:style-name="P20"><text:span text:style-name="T92">1.</text:span><text:span text:style-name="T64">6. </text:span><text:span text:style-name="T66">Należy wybrać losową liczbę całkowitą </text:span><text:span text:style-name="T64">h</text:span><text:span text:style-name="T66"> z przedziału &lt;2, </text:span><text:span text:style-name="T64">p</text:span><text:span text:style-name="T66">-</text:span><text:span text:style-name="T81">2</text:span><text:span text:style-name="T64">&gt;.</text:span></text:p>
      <text:p text:style-name="P21"><text:span text:style-name="T64">1.7.</text:span><text:span text:style-name="T66"> Należy wyliczyć </text:span><text:span text:style-name="T64">g:=h</text:span><text:span text:style-name="T97">(p-1)/q</text:span><text:span text:style-name="T16"> </text:span><text:span text:style-name="T17">mod</text:span><text:span text:style-name="T16"> p</text:span></text:p>
      <text:p text:style-name="P36"><text:span text:style-name="T16">Otrzymane </text:span><text:span text:style-name="T34">p, q, g </text:span><text:span text:style-name="T16">są </text:span><text:span text:style-name="T51">parametrami algorytmu.</text:span></text:p>
      <text:p text:style-name="P36"><text:span text:style-name="T51"/></text:p>
      <text:p text:style-name="P37"><text:span text:style-name="T16">2. Generacja Klucza publicznego i prywatnego</text:span></text:p>
      <text:p text:style-name="P37"><text:span text:style-name="T16"/></text:p>
      <text:p text:style-name="P26"><text:span text:style-name="T16">2.1. </text:span><text:span text:style-name="T17">Należy wybrać losową liczbę całkowitą </text:span><text:span text:style-name="T33">x</text:span><text:span text:style-name="T18"> z przedziału &lt;1, </text:span><text:span text:style-name="T33">q</text:span><text:span text:style-name="T18">-1&gt;.</text:span></text:p>
      <text:p text:style-name="P27"><text:span text:style-name="T33">2.</text:span><text:span text:style-name="T16">2. </text:span><text:span text:style-name="T17">Należy obliczyć </text:span><text:span text:style-name="T16">y = g</text:span><text:span text:style-name="T97">x</text:span><text:span text:style-name="T16"> </text:span><text:span text:style-name="T17">mod </text:span><text:span text:style-name="T16">p</text:span></text:p>
      <text:p text:style-name="P34"><text:span text:style-name="T16">Otrzymane </text:span><text:span text:style-name="T34">x </text:span><text:span text:style-name="T16">i </text:span><text:span text:style-name="T34">y </text:span><text:span text:style-name="T16">są odpowiednio kluczem prywatnym i kluczem publicznym</text:span></text:p>
      <text:p text:style-name="P34"><text:span text:style-name="T16"/></text:p>
      <text:p text:style-name="P38"><text:span text:style-name="T16">3. Tworzenie Podpisu</text:span></text:p>
      <text:p text:style-name="P28"><text:span text:style-name="T16"/></text:p>
      <text:p text:style-name="P22"><text:span text:style-name="T16">3.1. </text:span><text:span text:style-name="T28">Należy wybrać losową liczbę całkowitą</text:span><text:span text:style-name="T42"> </text:span><text:span text:style-name="T43">k</text:span><text:span text:style-name="T41"> </text:span><text:span text:style-name="T29">z przedziału &lt;1, </text:span><text:span text:style-name="T41">q</text:span><text:span text:style-name="T29">-1&gt;.</text:span></text:p>
      <text:p text:style-name="P23"><text:span text:style-name="T41">3.</text:span><text:span text:style-name="T40">2. </text:span><text:span text:style-name="T27">Należy obliczyć </text:span><text:span text:style-name="T40">r:=(g</text:span><text:span text:style-name="T98">k </text:span><text:span text:style-name="T40">mod p</text:span><text:span text:style-name="T44">) mod q</text:span></text:p>
      <text:p text:style-name="P24"><text:span text:style-name="T41">3.</text:span><text:span text:style-name="T44">2. </text:span><text:span text:style-name="T30">Należy obliczyć </text:span><text:span text:style-name="T45">s</text:span><text:span text:style-name="T44">:=(</text:span><text:span text:style-name="T46">k</text:span><text:span text:style-name="T99">-1 </text:span><text:span text:style-name="T47">(H(m) </text:span><text:span text:style-name="T48">+ xr</text:span><text:span text:style-name="T44">)</text:span><text:span text:style-name="T49">)</text:span><text:span text:style-name="T44"> mod q</text:span><text:span text:style-name="T30">, </text:span><text:span text:style-name="T31">gdzie </text:span><text:span text:style-name="T50">H(m)</text:span><text:span text:style-name="T31"> </text:span><text:span text:style-name="T32">jest wartością zwracaną przez wybraną funkcję hashującą przy obliczaniu wartości z wiadomości, dla której podpis chcemy utworzyć.</text:span></text:p>
      <text:p text:style-name="P25"><text:span text:style-name="T32">P</text:span><text:span text:style-name="T27">odpisem jest para liczb (</text:span><text:span text:style-name="T40">r, s</text:span><text:span text:style-name="T27">)</text:span></text:p>
      <text:p text:style-name="P25"><text:span text:style-name="T27"/></text:p>
      <text:p text:style-name="P39"><text:span text:style-name="T16">4. Weryfikacja podpisu</text:span></text:p>
      <text:p text:style-name="P39"><text:span text:style-name="T16"/></text:p>
      <text:p text:style-name="P29"><text:span text:style-name="T16">4.1. </text:span><text:span text:style-name="T19">Należy sprawdzić, czy 0 &lt;</text:span><text:span text:style-name="T52"> r </text:span><text:span text:style-name="T19">&lt; </text:span><text:span text:style-name="T52">q </text:span><text:span text:style-name="T20">oraz 0 &lt; </text:span><text:span text:style-name="T53">s &lt; q</text:span></text:p>
      <text:p text:style-name="P30"><text:span text:style-name="T53">4.</text:span><text:span text:style-name="T16">2. </text:span><text:span text:style-name="T21">Należy policzyć </text:span><text:span text:style-name="T54">w</text:span><text:span text:style-name="T21">:</text:span><text:span text:style-name="T54">= s</text:span><text:span text:style-name="T100">-1</text:span><text:span text:style-name="T54"> </text:span><text:span text:style-name="T21">mod </text:span><text:span text:style-name="T54">q</text:span></text:p>
      <text:p text:style-name="P31"><text:span text:style-name="T54">4.</text:span><text:span text:style-name="T16">3. </text:span><text:span text:style-name="T22">Należy policzyć </text:span><text:span text:style-name="T55">u</text:span><text:span text:style-name="T10">1 </text:span><text:span text:style-name="T22">:= </text:span><text:span text:style-name="T56">H(m) * w </text:span><text:span text:style-name="T23">mod </text:span><text:span text:style-name="T56">q</text:span></text:p>
      <text:p text:style-name="P32"><text:span text:style-name="T54">4.</text:span><text:span text:style-name="T62">4</text:span><text:span text:style-name="T56">. </text:span><text:span text:style-name="T22">Należy policzyć </text:span><text:span text:style-name="T55">u</text:span><text:span text:style-name="T11">2</text:span><text:span text:style-name="T10"> </text:span><text:span text:style-name="T22">:=</text:span><text:span text:style-name="T55"> </text:span><text:span text:style-name="T57">r</text:span><text:span text:style-name="T24"> *</text:span><text:span text:style-name="T57"> w</text:span><text:span text:style-name="T56"> </text:span><text:span text:style-name="T23">mod </text:span><text:span text:style-name="T56">q</text:span></text:p>
      <text:p text:style-name="P33"><text:span text:style-name="T54">4.</text:span><text:span text:style-name="T62">5</text:span><text:span text:style-name="T56">. </text:span><text:span text:style-name="T22">Należy policzyć </text:span><text:span text:style-name="T59">v</text:span><text:span text:style-name="T22">:=</text:span><text:span text:style-name="T55"> </text:span><text:span text:style-name="T25">(</text:span><text:span text:style-name="T60">g</text:span><text:span text:style-name="T101">u1</text:span><text:span text:style-name="T60">y</text:span><text:span text:style-name="T101">u2</text:span><text:span text:style-name="T26"> mod</text:span><text:span text:style-name="T60"> p) </text:span><text:span text:style-name="T26">mod </text:span><text:span text:style-name="T61">q</text:span></text:p>
      <text:p text:style-name="P35"><text:span text:style-name="T61">J</text:span><text:span text:style-name="T16">eżeli </text:span><text:span text:style-name="T39">v = r</text:span><text:span text:style-name="T63"> to podpis jest właściwy</text:span></text:p>
      <text:p text:style-name="P21"><text:span text:style-name="T16"/></text:p>
      <text:p text:style-name="P13"><text:span text:style-name="T15"/></text:p>
      <text:p text:style-name="P14"><text:span text:style-name="T94">Źródła:</text:span></text:p>
      <text:list xml:id="list399719599" text:style-name="L1">
        <text:list-item>
          <text:p text:style-name="P41">https://en.wikipedia.org/wiki/Miller%E2%80%93Rabin_primality_test</text:p>
        </text:list-item>
        <text:list-item>
          <text:p text:style-name="P41">https://www.geeksforgeeks.org/multiplicative-inverse-under-modulo-m/</text:p>
        </text:list-item>
        <text:list-item>
          <text:p text:style-name="P41">https://en.wikipedia.org/wiki/Digital_Signature_Algorithm </text:p>
        </text:list-item>
        <text:list-item>
          <text:p text:style-name="P41"><text:span text:style-name="T64">http://www.herongyang.com/Cryptography/DSA-Introduction-What-Is-DSA-Digital-Signature-Algorithm.html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Liberation Serif" svg:font-family="'Liberation Serif'" style:font-family-generic="roman"/>
    <style:font-face style:name="Albany AMT" svg:font-family="'Albany AMT'" style:font-pitch="variable"/>
    <style:font-face style:name="Lucidasans" svg:font-family="Lucidasans" style:font-pitch="variable"/>
    <style:font-face style:name="Courier New" svg:font-family="'Courier New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dc:date>2019-11-17T15:02:27.290000000</dc:date>
    <dc:language>pl-PL</dc:language>
    <meta:editing-cycles>130</meta:editing-cycles>
    <meta:editing-duration>PT2H48M29S</meta:editing-duration>
    <meta:document-statistic meta:table-count="1" meta:image-count="0" meta:object-count="0" meta:page-count="1" meta:paragraph-count="39" meta:word-count="357" meta:character-count="2329" meta:non-whitespace-character-count="1996"/>
    <meta:user-defined meta:name="Info 1"/>
    <meta:user-defined meta:name="Info 2"/>
    <meta:user-defined meta:name="Info 3"/>
    <meta:user-defined meta:name="Info 4"/>
  </office:meta>
</office:document-meta>
</file>